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Step</text:p>
      <text:p text:style-name="Standard">Each combatant is given a special ability named "Competing" at the start of a combat event. Then all special ability scripts named OnStep are run for each combatant whenever that combatant moves. So, if you want to accomplish something for a character whenever his position changes during combat, you should define a Special Ability (using the Special Abilities Editor) named Competing with a script named OnStep.</text:p>
      <text:p text:style-name="Standard"/>
      <text:p text:style-name="Standard">For Example:</text:p>
      <text:p text:style-name="Standard">This Hook was initially created to cause enemies of a mummy to flee with fear whenever they got too close to the mummy. <text:s text:c="2"/>The OnStep script did the following each time a combatant moved:</text:p>
      <text:list xml:id="list36305790" text:style-name="L2">
        <text:list-item>
          <text:p text:style-name="P2">If the moving combatant had an SA named 'InstillMummyFear' then enemies within a certain range were made to flee in fear.</text:p>
        </text:list-item>
        <text:list-item>
          <text:p text:style-name="P2">If the moving combatant was NOT a mummy then it looked for enemies within a certain range that had the SA named 'InstillMummyFear' <text:s/>and, if one was found, then the moving combatant was made to flee in fear.</text:p>
        </text:list-item>
      </text:list>
      <text:p text:style-name="Standard">The actual mechanics worked a little differently but had the same result.</text:p>
      <text:p text:style-name="Heading">Context</text:p>
      <text:list xml:id="list36263881" text:style-name="L1">
        <text:list-item>
          <text:p text:style-name="P3">Comba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1:53.42</meta:creation-date>
    <meta:generator>OpenOffice.org/3.2$Win32 OpenOffice.org_project/320m18$Build-9502</meta:generator>
    <dc:date>2011-04-21T16:23:26.33</dc:date>
    <dc:creator>Paul Stevens</dc:creator>
    <meta:editing-duration>PT00H10M48S</meta:editing-duration>
    <meta:editing-cycles>2</meta:editing-cycles>
    <meta:document-statistic meta:table-count="0" meta:image-count="0" meta:object-count="0" meta:page-count="1" meta:paragraph-count="9" meta:word-count="180" meta:character-count="1039"/>
  </office:meta>
</office:document-meta>
</file>